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widows="1" fo:text-indent="0in" style:auto-text-indent="false"/>
      <style:text-properties fo:font-variant="normal" fo:text-transform="none" fo:color="#111111" fo:letter-spacing="normal"/>
    </style:style>
    <style:style style:name="P2" style:family="paragraph" style:parent-style-name="Standard">
      <style:paragraph-properties fo:margin-left="0in" fo:margin-right="0in" fo:text-align="start" style:justify-single-word="false" fo:widows="1" fo:text-indent="0in" style:auto-text-indent="false"/>
      <style:text-properties fo:font-variant="normal" fo:text-transform="none" fo:color="#111111" style:font-name="Helvetica Neue" fo:font-size="12pt" fo:letter-spacing="normal" fo:font-style="normal" fo:font-weight="normal"/>
    </style:style>
    <style:style style:name="T1" style:family="text">
      <style:text-properties style:font-name="Helvetica Neue" fo:font-size="12pt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•<text:span text:style-name="T1">Input: LIDAR point cloud data of a stretch of road</text:span></text:p>
      <text:p text:style-name="P1">•<text:span text:style-name="T1">Output: road boundaries, lane markings, lane geometry</text:span></text:p>
      <text:p text:style-name="P1">•<text:span text:style-name="T1">Submit:</text:span></text:p>
      <text:p text:style-name="P2">-Source code, executable/scripts with appropriate documentation, and final presentation slides</text:p>
      <text:p text:style-name="P1">•<text:span text:style-name="T1">In class presentation in the last class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2T18:57:03.459433499</meta:creation-date>
    <dc:date>2015-04-22T18:57:30.880722929</dc:date>
    <meta:editing-duration>P0D</meta:editing-duration>
    <meta:editing-cycles>1</meta:editing-cycles>
    <meta:document-statistic meta:table-count="0" meta:image-count="0" meta:object-count="0" meta:page-count="1" meta:paragraph-count="5" meta:word-count="35" meta:character-count="247" meta:non-whitespace-character-count="217"/>
    <meta:generator>LibreOffice/4.2.7.2$Linux_X86_64 LibreOffice_project/420m0$Build-2</meta:generator>
  </office:meta>
</office:document-meta>
</file>